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uilder.booleanExpr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uilder.resolveVariable( OScope oscope , String name , String operation , boolean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OBuilder.buildSwitch( final OSwitch oswitch , OScope parentScope , SimPELExpr condExp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OBuilder.resolveVariable( OScope osco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uilder.buildScope( final OScope oscope , OScope parentSco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Builder.buildReply( OReply oreply , OScope oscope , OComm ocomm , String var , String plinkOrRes , String oper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OBuilder.buildEvent( final OEventHandler . OEvent oevent , OScope oscope , String resource ,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Builder.run( OActivity chi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Desc.setInstantiating( boolean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ucturedActivity.getOAc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cturedActivity.StructuredActivity( T o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uilder.addVariableDecl( String varName , String modifi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OBuilder.setBlockParam( OScope oscope , OSequence blockActivity , String var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OBuilder.OBuilder( Descriptor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uilder.get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vity.SimpleActivity( T o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uilder.buildProcess( String prefix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OBuilder.buildAssign( OAssign oassign , OScope oscope , SimPELExpr rexp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Builder.buildSequence( final OSequence seq , OScope o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Activity.run( OActivity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uilder.buildPartnerLink( OScope oscope , String name , String operation , boolean myRole , Boolean inpu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OBuilder.addResourceDecl( OScope scope , String resourceName , SimPELExpr pathExpr , String resourceR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OBuilder.addExprVariable( OScope oscope , SimPELExpr expr , String va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uilder.buildPickReceive( OPickReceive receive , OScope oscope , String partnerLinkOrResource , String operation , SimPELExpr exp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OBuilder.copyResource( ResourceDesc res , String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Builder.getBpws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uilder.buildWait( OWait owait , OScope oscope , SimPELExpr r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uilder.buildInvoke( OInvoke invoke , OScope oscope , String partnerLink , String operation , String incoming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uilder.build( Class oclass , OScope oscope , StructuredActivity parent , Object ... param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OBuilder.buildWhile( final OWhile owhile , OScope parentScope , SimPELExpr while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Builder.addCorrelationMatch( OActivity receive , List 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